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4E0000000000000000DB8080F90BBAFF5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text-properties fo:font-size="18pt" officeooo:paragraph-rsid="0002e404" style:font-size-asian="18pt" style:font-size-complex="18pt"/>
    </style:style>
    <style:style style:name="P2" style:family="paragraph" style:parent-style-name="Text_20_body" style:list-style-name="L9">
      <style:text-properties fo:font-size="18pt" officeooo:paragraph-rsid="0002e404" style:font-size-asian="18pt" style:font-size-complex="18pt"/>
    </style:style>
    <style:style style:name="P3" style:family="paragraph" style:parent-style-name="Text_20_body" style:list-style-name="L10">
      <style:text-properties fo:font-size="18pt" officeooo:paragraph-rsid="0002e404" style:font-size-asian="18pt" style:font-size-complex="18pt"/>
    </style:style>
    <style:style style:name="P4" style:family="paragraph" style:parent-style-name="Text_20_body" style:list-style-name="L11">
      <style:text-properties fo:font-size="18pt" officeooo:paragraph-rsid="0002e404" style:font-size-asian="18pt" style:font-size-complex="18pt"/>
    </style:style>
    <style:style style:name="P5" style:family="paragraph" style:parent-style-name="Text_20_body" style:list-style-name="L12">
      <style:text-properties fo:font-size="18pt" officeooo:paragraph-rsid="0002e404" style:font-size-asian="18pt" style:font-size-complex="18pt"/>
    </style:style>
    <style:style style:name="P6" style:family="paragraph" style:parent-style-name="Text_20_body" style:list-style-name="L13">
      <style:text-properties fo:font-size="18pt" officeooo:paragraph-rsid="0002e404" style:font-size-asian="18pt" style:font-size-complex="18pt"/>
    </style:style>
    <style:style style:name="P7" style:family="paragraph" style:parent-style-name="Text_20_body" style:list-style-name="L14">
      <style:text-properties fo:font-size="18pt" officeooo:paragraph-rsid="0002e404" style:font-size-asian="18pt" style:font-size-complex="18pt"/>
    </style:style>
    <style:style style:name="P8" style:family="paragraph" style:parent-style-name="Text_20_body" style:list-style-name="L15">
      <style:text-properties fo:font-size="18pt" officeooo:paragraph-rsid="0002e404" style:font-size-asian="18pt" style:font-size-complex="18pt"/>
    </style:style>
    <style:style style:name="P9" style:family="paragraph" style:parent-style-name="Text_20_body">
      <style:text-properties fo:font-size="18pt" officeooo:paragraph-rsid="0002e404" style:font-size-asian="18pt" style:font-size-complex="18pt"/>
    </style:style>
    <style:style style:name="P10" style:family="paragraph" style:parent-style-name="Text_20_body">
      <style:text-properties fo:font-size="26pt" officeooo:paragraph-rsid="0002e404" style:font-size-asian="26pt" style:font-size-complex="26pt"/>
    </style:style>
    <style:style style:name="P11" style:family="paragraph" style:parent-style-name="Text_20_body">
      <style:paragraph-properties fo:margin-left="0cm" fo:margin-right="0cm" fo:margin-top="0cm" fo:margin-bottom="0cm" loext:contextual-spacing="false" fo:text-indent="0cm" style:auto-text-indent="false"/>
      <style:text-properties fo:font-size="18pt" officeooo:paragraph-rsid="0002e404" style:font-size-asian="18pt" style:font-size-complex="18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 text:c="31"/>access</text:p>
      <text:p text:style-name="P9">how to axcess in c for all the topics</text:p>
      <text:p text:style-name="P9">In C, you can access variables, functions, and data types by their name. The way you access them depends on their scope and storage class. Here are some examples of how to access different types of elements in C:</text:p>
      <text:list xml:id="list3227684855" text:style-name="L1">
        <text:list-item>
          <text:p text:style-name="P1">Accessing a variable:</text:p>
        </text:list-item>
      </text:list>
      <text:p text:style-name="P9">To access a variable, you can simply use its name. The way you access a variable depends on its scope and storage class. For example, if you have a global integer variable named "count", you can access it in any function in your program using the following syntax:</text:p>
      <text:p text:style-name="P9">extern int count; // declare the variable first ... count = 0; // access the variable by its name</text:p>
      <text:p text:style-name="P9">If you have a local integer variable named "num" in a function named "main", you can access it only within that function using the following syntax:</text:p>
      <text:p text:style-name="P9">int num = 5; // declare and initialize the variable ... printf("%d", num); // access the variable by its name</text:p>
      <text:list xml:id="list3042905503" text:style-name="L9">
        <text:list-item>
          <text:p text:style-name="P2">Accessing a function:</text:p>
        </text:list-item>
      </text:list>
      <text:p text:style-name="P9">To access a function, you can use its name and call it using parentheses. For example, if you have a function named "add_numbers" that takes two integer parameters and returns their sum, you can access it using the following syntax:</text:p>
      <text:p text:style-name="P9">int add_numbers(int num1, int num2); // declare the function first ... int sum = add_numbers(2, 3); // access the function by its name and call it</text:p>
      <text:list xml:id="list623225608" text:style-name="L10">
        <text:list-item>
          <text:p text:style-name="P3"><text:soft-page-break/>Accessing a data type:</text:p>
        </text:list-item>
      </text:list>
      <text:p text:style-name="P9">To access a data type, you can use its name and declare variables of that type. For example, if you have a struct named "person" with members "name" and "age", you can access it using the following syntax:</text:p>
      <text:p text:style-name="P9">struct person { char name[20]; int age; }; ... struct person p1; // declare a variable of type "person" p1.age = 30; // access the member variable by its name</text:p>
      <text:p text:style-name="P9">If you have an enum named "color" with values "red", "green", and "blue", you can access it using the following syntax:</text:p>
      <text:p text:style-name="P9">enum color { red, green, blue }; ... enum color c = green; // declare a variable of type "color" and initialize it to a value</text:p>
      <text:p text:style-name="P9">These are some of the ways you can access different types of elements in C. Proper access of variables, functions, and data types is important to ensure that they are used correctly in your program and to avoid runtime errors.</text:p>
      <text:p text:style-name="P11"><draw:frame draw:style-name="fr1" draw:name="Image13" text:anchor-type="as-char" svg:width="1.997cm" svg:height="0.998cm" draw:z-index="0"><draw:image xlink:href="Pictures/1000004E0000000000000000DB8080F90BBAFF57.svg" xlink:type="simple" xlink:show="embed" xlink:actuate="onLoad" loext:mime-type="image/svg+xml"/><draw:image/></draw:frame><draw:frame draw:style-name="fr2" draw:name="Image14" text:anchor-type="char" svg:width="0.041cm" svg:height="0.041cm" draw:z-index="3"><draw:image xlink:href="https://chat.openai.com/_next/image?url=https%3A%2F%2Flh3.googleusercontent.com%2Fa%2FAGNmyxaL_MqM8JvC55zfm1zHkcs9ySkjeYJxnMq4dAfU5w%3Ds96-c&amp;w=64&amp;q=75" xlink:type="simple" xlink:show="embed" xlink:actuate="onLoad" loext:mime-type=""/><svg:title>Vignesh. Km</svg:title></draw:frame></text:p>
      <text:p text:style-name="P9">please continue</text:p>
      <text:list xml:id="list3161167242" text:style-name="L11">
        <text:list-item>
          <text:p text:style-name="P4">Accessing a pointer:</text:p>
        </text:list-item>
      </text:list>
      <text:p text:style-name="P9">To access a pointer, you can use the dereference operator (*) and the address-of operator (&amp;). The dereference operator allows you to access the value pointed to by the pointer, while the address-of operator allows you to get the address of a variable. For example, if you have a pointer to an integer named "p_int", you can access it using the following syntax:</text:p>
      <text:p text:style-name="P9">int num = 5; int *p_int = # // declare the pointer and initialize it to the address of "num" ... *p_int = 10; // dereference the pointer and <text:soft-page-break/>set the value to 10 printf("%d", num); // access the variable "num" and print its value (should be 10)</text:p>
      <text:list xml:id="list4283543826" text:style-name="L12">
        <text:list-item>
          <text:p text:style-name="P5">Accessing a struct member:</text:p>
        </text:list-item>
      </text:list>
      <text:p text:style-name="P9">To access a member of a struct, you can use the dot operator (.) and the arrow operator (-&gt;) with a pointer to the struct. The dot operator is used with a variable of type struct, while the arrow operator is used with a pointer to a struct. For example, if you have a struct named "person" with members "name" and "age", you can access its members using the following syntax:</text:p>
      <text:p text:style-name="P9">struct person { char name[20]; int age; }; ... struct person p1 = {"John", 30}; // declare and initialize the struct variable printf("%s is %d years old", p1.name, p1.age); // access the struct members using the dot operator</text:p>
      <text:p text:style-name="P9">struct person *p_p1 = &amp;p1; // declare a pointer to the struct and initialize it to the address of "p1" printf("%s is %d years old", p_p1-&gt;name, p_p1-&gt;age); // access the struct members using the arrow operator</text:p>
      <text:list xml:id="list2513716620" text:style-name="L13">
        <text:list-item>
          <text:p text:style-name="P6">Accessing an array element:</text:p>
        </text:list-item>
      </text:list>
      <text:p text:style-name="P9">To access an element of an array, you can use the index operator ([]). For example, if you have an integer array named "nums" with 5 elements, you can access its elements using the following syntax:</text:p>
      <text:p text:style-name="P9">int nums[5] = {1, 2, 3, 4, 5}; // declare and initialize the array ... int num = nums[2]; // access the third element of the array (should be 3) nums[0] = 10; // change the first element of the array to 10</text:p>
      <text:p text:style-name="P9">These are some of the ways you can access different types of elements in C. Proper access of pointers, structs, arrays, and other <text:soft-page-break/>elements is important to ensure that they are used correctly in your program and to avoid runtime errors.</text:p>
      <text:p text:style-name="P11"><draw:frame draw:style-name="fr1" draw:name="Image15" text:anchor-type="as-char" svg:width="1.997cm" svg:height="0.998cm" draw:z-index="1"><draw:image xlink:href="Pictures/1000004E0000000000000000DB8080F90BBAFF57.svg" xlink:type="simple" xlink:show="embed" xlink:actuate="onLoad" loext:mime-type="image/svg+xml"/><draw:image/></draw:frame><draw:frame draw:style-name="fr2" draw:name="Image16" text:anchor-type="char" svg:width="0.041cm" svg:height="0.041cm" draw:z-index="4"><draw:image xlink:href="https://chat.openai.com/_next/image?url=https%3A%2F%2Flh3.googleusercontent.com%2Fa%2FAGNmyxaL_MqM8JvC55zfm1zHkcs9ySkjeYJxnMq4dAfU5w%3Ds96-c&amp;w=64&amp;q=75" xlink:type="simple" xlink:show="embed" xlink:actuate="onLoad" loext:mime-type=""/><svg:title>Vignesh. Km</svg:title></draw:frame></text:p>
      <text:p text:style-name="P9">please continue</text:p>
      <text:list xml:id="list1690365384" text:style-name="L14">
        <text:list-item>
          <text:p text:style-name="P7">Accessing a file:</text:p>
        </text:list-item>
      </text:list>
      <text:p text:style-name="P9">To access a file in C, you need to use the FILE data type and functions from the &lt;stdio.h&gt; header file. To open a file for reading or writing, you can use the fopen() function, which returns a pointer to a FILE object. Once you have a FILE object, you can use functions such as fscanf() and fprintf() to read and write data from and to the file. Finally, you should close the file using the fclose() function. Here's an example:</text:p>
      <text:p text:style-name="P9">#include &lt;stdio.h&gt; int main() { FILE *fp; // declare a pointer to a FILE object fp = fopen("file.txt", "w"); // open the file for writing fprintf(fp, "Hello, world!"); // write data to the file fclose(fp); // close the file return 0; }</text:p>
      <text:p text:style-name="P9">In this example, the fopen() function opens the file named "file.txt" for writing and returns a pointer to a FILE object, which is stored in the variable "fp". The fprintf() function writes the string "Hello, world!" to the file using the FILE object, and the fclose() function closes the file when we are done with it.</text:p>
      <text:list xml:id="list401902143" text:style-name="L15">
        <text:list-item>
          <text:p text:style-name="P8">Accessing command-line arguments:</text:p>
        </text:list-item>
      </text:list>
      <text:p text:style-name="P9">To access command-line arguments in C, you can use the argc and argv parameters of the main() function. The argc parameter is an integer that represents the number of command-line arguments passed to the program, while the argv parameter is an array of strings that contains the command-line arguments themselves. Here's an example:</text:p>
      <text:p text:style-name="P9"><text:soft-page-break/>#include &lt;stdio.h&gt; int main(int argc, char *argv[]) { int i; for (i = 0; i &lt; argc; i++) { printf("Argument %d: %s\n", i, argv[i]); // print each command-line argument } return 0; }</text:p>
      <text:p text:style-name="P9">In this example, the main() function takes two parameters: argc and argv. The for loop iterates over the argv array, printing each command-line argument using printf(). When we run the program with command-line arguments, the program will print each argument and its position in the argv array. For example, if we run the program with the command "program.exe arg1 arg2 arg3", it will print:</text:p>
      <text:p text:style-name="P9">Argument 0: program.exe Argument 1: arg1 Argument 2: arg2 Argument 3: arg3</text:p>
      <text:p text:style-name="P9">These are some of the ways you can access different types of elements in C. Proper access of files, command-line arguments, and other elements is important to ensure that they are used correctly in your program and to avoid runtime errors.</text:p>
      <text:p text:style-name="P11"><draw:frame draw:style-name="fr1" draw:name="Image17" text:anchor-type="as-char" svg:width="1.997cm" svg:height="0.998cm" draw:z-index="2"><draw:image xlink:href="Pictures/1000004E0000000000000000DB8080F90BBAFF57.svg" xlink:type="simple" xlink:show="embed" xlink:actuate="onLoad" loext:mime-type="image/svg+xml"/><draw:image/></draw:frame><draw:frame draw:style-name="fr2" draw:name="Image18" text:anchor-type="char" svg:width="0.041cm" svg:height="0.041cm" draw:z-index="5"><draw:image xlink:href="https://chat.openai.com/_next/image?url=https%3A%2F%2Flh3.googleusercontent.com%2Fa%2FAGNmyxaL_MqM8JvC55zfm1zHkcs9ySkjeYJxnMq4dAfU5w%3Ds96-c&amp;w=64&amp;q=75" xlink:type="simple" xlink:show="embed" xlink:actuate="onLoad" loext:mime-type=""/><svg:title>Vignesh. Km</svg:title></draw:frame></text:p>
      <text:p text:style-name="P9">what is the deffinition ,how to initilization, how to declaration ,how to axcess of variables in c</text:p>
      <text:p text:style-name="P9">Variables are an important part of any programming language, including C. They are used to store data values that can be manipulated by the program. In C, there are different types of variables, such as integer, float, double, char,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5T18:32:45.305279932</meta:creation-date>
    <dc:date>2023-03-15T18:33:37.775262665</dc:date>
    <meta:editing-duration>PT52S</meta:editing-duration>
    <meta:editing-cycles>1</meta:editing-cycles>
    <meta:document-statistic meta:table-count="0" meta:image-count="6" meta:object-count="0" meta:page-count="5" meta:paragraph-count="45" meta:word-count="1237" meta:character-count="6932" meta:non-whitespace-character-count="5714"/>
    <meta:generator>LibreOffice/6.0.7.3$Linux_X86_64 LibreOffice_project/00m0$Build-3</meta:generator>
  </office:meta>
</office:document-meta>
</file>